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2" office:value-type="string" calcext:value-type="string">
            <text:p>Désignation</text:p>
          </table:table-cell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Actions préalables</text:p>
          </table:table-cell>
          <table:table-cell table:style-name="ce6" office:value-type="string" calcext:value-type="string">
            <text:p>Ouest-France – suspendre abonnement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Téléassistance → prévenir de l’absenc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Bagages</text:p>
          </table:table-cell>
          <table:table-cell table:style-name="ce6" office:value-type="string" calcext:value-type="string">
            <text:p>Glacièr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Respirateur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Sac à dos</text:p>
          </table:table-cell>
          <table:table-cell table:style-name="ce7"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Valise à roulettes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Effets personnels</text:p>
          </table:table-cell>
          <table:table-cell table:style-name="ce6" office:value-type="string" calcext:value-type="string">
            <text:p>Aides auditives + chargeu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asquett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lé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haussures (aux pieds + valis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rème solaire</text:p>
          </table:table-cell>
          <table:table-cell table:style-name="ce7" table:number-columns-repeated="1022"/>
        </table:table-row>
        <table:table-row table:style-name="ro2">
          <table:table-cell table:style-name="ce2"/>
          <table:table-cell table:style-name="ce14" office:value-type="string" calcext:value-type="string">
            <text:p>Enveloppe de voyage (titres de transport, réservation musées et spectacles)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Lunettes de soleil et de vu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Ordonnanc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Passeport et carte d’identité</text:p>
          </table:table-cell>
          <table:table-cell table:style-name="ce7"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Porte feuilles + carte de banqu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Téléphone portable + chargeur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Trousse de toilett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Savety check list</text:p>
          </table:table-cell>
          <table:table-cell table:style-name="ce6" office:value-type="string" calcext:value-type="string">
            <text:p>Eau → couper</text:p>
          </table:table-cell>
          <table:table-cell table:style-name="ce7" table:number-columns-repeated="1022"/>
        </table:table-row>
        <table:table-row table:style-name="ro2">
          <table:table-cell table:style-name="ce1"/>
          <table:table-cell table:style-name="ce6" office:value-type="string" calcext:value-type="string">
            <text:p>Electricité → Débrancher imprimante et switch</text:p>
            <text:p>Onduleur et lit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Poubelles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Réfrigérateur</text:p>
          </table:table-cell>
          <table:table-cell table:style-name="ce7" table:number-columns-repeated="1022"/>
        </table:table-row>
        <table:table-row table:style-name="ro1" table:number-rows-repeated="17">
          <table:table-cell table:style-name="ce4"/>
          <table:table-cell table:style-name="ce7"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3:Feuille1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Travel check list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08:25:52.266164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6T18:27:57.698188590</meta:creation-date>
    <dc:date>2023-05-17T08:30:31.162926120</dc:date>
    <meta:editing-duration>PT14M40S</meta:editing-duration>
    <meta:editing-cycles>4</meta:editing-cycles>
    <meta:generator>LibreOffice/6.4.7.2$Linux_X86_64 LibreOffice_project/40$Build-2</meta:generator>
    <meta:print-date>2023-05-16T19:18:56.450686020</meta:print-date>
    <meta:document-statistic meta:table-count="1" meta:cell-count="27" meta:object-count="0"/>
  </office:meta>
</office:document-meta>
</file>